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4.06pt"/>
    </style:style>
    <style:style style:name="co12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On-beam</text:p>
          </table:table-cell>
          <table:table-cell office:value-type="string" calcext:value-type="string">
            <text:p>Off-beam scaled</text:p>
          </table:table-cell>
          <table:table-cell/>
          <table:table-cell office:value-type="string" calcext:value-type="string">
            <text:p>MC Baseline</text:p>
          </table:table-cell>
          <table:table-cell/>
          <table:table-cell office:value-type="string" calcext:value-type="string">
            <text:p>On-Off</text:p>
          </table:table-cell>
          <table:table-cell office:value-type="string" calcext:value-type="string">
            <text:p>MC Scaled</text:p>
          </table:table-cell>
          <table:table-cell/>
          <table:table-cell office:value-type="string" calcext:value-type="string">
            <text:p>On-beam</text:p>
          </table:table-cell>
          <table:table-cell office:value-type="string" calcext:value-type="string">
            <text:p>MC Scaled F-F</text:p>
          </table:table-cell>
          <table:table-cell table:number-columns-repeated="2"/>
          <table:table-cell office:value-type="string" calcext:value-type="string">
            <text:p>Passing rates</text:p>
          </table:table-cell>
          <table:table-cell office:value-type="string" calcext:value-type="string">
            <text:p>MC all</text:p>
          </table:table-cell>
          <table:table-cell office:value-type="string" calcext:value-type="string">
            <text:p>Passing step</text:p>
          </table:table-cell>
          <table:table-cell office:value-type="string" calcext:value-type="string">
            <text:p>Passing all</text:p>
          </table:table-cell>
          <table:table-cell office:value-type="string" calcext:value-type="string">
            <text:p>MC Truth</text:p>
          </table:table-cell>
          <table:table-cell office:value-type="string" calcext:value-type="string">
            <text:p>Passing step</text:p>
          </table:table-cell>
          <table:table-cell office:value-type="string" calcext:value-type="string">
            <text:p>Passing all</text:p>
          </table:table-cell>
          <table:table-cell office:value-type="string" calcext:value-type="string">
            <text:p>Truth in FV</text:p>
          </table:table-cell>
          <table:table-cell/>
        </table:table-row>
        <table:table-row table:style-name="ro1">
          <table:table-cell office:value-type="string" calcext:value-type="string">
            <text:p>POT On-beam</text:p>
          </table:table-cell>
          <table:table-cell office:value-type="float" office:value="546910" calcext:value-type="float">
            <text:p>546910</text:p>
          </table:table-cell>
          <table:table-cell office:value-type="float" office:value="477819" calcext:value-type="float">
            <text:p>477819</text:p>
          </table:table-cell>
          <table:table-cell/>
          <table:table-cell office:value-type="float" office:value="191362" calcext:value-type="float">
            <text:p>191362</text:p>
          </table:table-cell>
          <table:table-cell/>
          <table:table-cell table:formula="of:=[.B2]-[.C2]" office:value-type="float" office:value="69091" calcext:value-type="float">
            <text:p>69091</text:p>
          </table:table-cell>
          <table:table-cell table:formula="of:=[.E2]/[.$A$6]*[.$A$3]" office:value-type="float" office:value="41184.4304347826" calcext:value-type="float">
            <text:p>41184</text:p>
          </table:table-cell>
          <table:table-cell/>
          <table:table-cell table:formula="of:=[.B2]" office:value-type="float" office:value="546910" calcext:value-type="float">
            <text:p>546910</text:p>
          </table:table-cell>
          <table:table-cell table:formula="of:=[.H2]+[.C2]" office:value-type="float" office:value="519003.430434783" calcext:value-type="float">
            <text:p>51900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191362" calcext:value-type="float">
            <text:p>191362</text:p>
          </table:table-cell>
          <table:table-cell table:number-columns-repeated="2"/>
          <table:table-cell office:value-type="float" office:value="46821" calcext:value-type="float">
            <text:p>46821</text:p>
          </table:table-cell>
          <table:table-cell table:number-columns-repeated="2"/>
          <table:table-cell office:value-type="float" office:value="45266" calcext:value-type="float">
            <text:p>45266</text:p>
          </table:table-cell>
          <table:table-cell/>
        </table:table-row>
        <table:table-row table:style-name="ro1">
          <table:table-cell table:style-name="ce1" office:value-type="float" office:value="4.95E+019" calcext:value-type="float">
            <text:p>4.95E+19</text:p>
          </table:table-cell>
          <table:table-cell office:value-type="float" office:value="135923" calcext:value-type="float">
            <text:p>135923</text:p>
          </table:table-cell>
          <table:table-cell office:value-type="float" office:value="96748" calcext:value-type="float">
            <text:p>96748</text:p>
          </table:table-cell>
          <table:table-cell/>
          <table:table-cell office:value-type="float" office:value="136219" calcext:value-type="float">
            <text:p>136219</text:p>
          </table:table-cell>
          <table:table-cell/>
          <table:table-cell table:formula="of:=[.B3]-[.C3]" office:value-type="float" office:value="39175" calcext:value-type="float">
            <text:p>39175</text:p>
          </table:table-cell>
          <table:table-cell table:formula="of:=[.E3]/[.$A$6]*[.$A$3]" office:value-type="float" office:value="29316.697826087" calcext:value-type="float">
            <text:p>29317</text:p>
          </table:table-cell>
          <table:table-cell/>
          <table:table-cell table:formula="of:=[.B3]" office:value-type="float" office:value="135923" calcext:value-type="float">
            <text:p>135923</text:p>
          </table:table-cell>
          <table:table-cell table:formula="of:=[.H3]+[.C3]" office:value-type="float" office:value="126064.697826087" calcext:value-type="float">
            <text:p>126065</text:p>
          </table:table-cell>
          <table:table-cell table:number-columns-repeated="2"/>
          <table:table-cell office:value-type="string" calcext:value-type="string">
            <text:p>PE cut</text:p>
          </table:table-cell>
          <table:table-cell office:value-type="float" office:value="136219" calcext:value-type="float">
            <text:p>136219</text:p>
          </table:table-cell>
          <table:table-cell table:formula="of:=[.O3]/[.O2]" office:value-type="float" office:value="0.71183934114401" calcext:value-type="float">
            <text:p>0.71183934114401</text:p>
          </table:table-cell>
          <table:table-cell table:formula="of:=[.O3]/[.$O$2]" office:value-type="float" office:value="0.71183934114401" calcext:value-type="float">
            <text:p>0.71183934114401</text:p>
          </table:table-cell>
          <table:table-cell office:value-type="float" office:value="44002" calcext:value-type="float">
            <text:p>44002</text:p>
          </table:table-cell>
          <table:table-cell table:formula="of:=[.R3]/[.R2]" office:value-type="float" office:value="0.939791973687021" calcext:value-type="float">
            <text:p>0.939791973687021</text:p>
          </table:table-cell>
          <table:table-cell table:formula="of:=[.R3]/[.$R$2]" office:value-type="float" office:value="0.939791973687021" calcext:value-type="float">
            <text:p>0.939791973687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744" calcext:value-type="float">
            <text:p>134744</text:p>
          </table:table-cell>
          <table:table-cell office:value-type="float" office:value="95778" calcext:value-type="float">
            <text:p>95778</text:p>
          </table:table-cell>
          <table:table-cell/>
          <table:table-cell office:value-type="float" office:value="135830" calcext:value-type="float">
            <text:p>135830</text:p>
          </table:table-cell>
          <table:table-cell/>
          <table:table-cell table:formula="of:=[.B4]-[.C4]" office:value-type="float" office:value="38966" calcext:value-type="float">
            <text:p>38966</text:p>
          </table:table-cell>
          <table:table-cell table:formula="of:=[.E4]/[.$A$6]*[.$A$3]" office:value-type="float" office:value="29232.9782608696" calcext:value-type="float">
            <text:p>29233</text:p>
          </table:table-cell>
          <table:table-cell/>
          <table:table-cell table:formula="of:=[.B4]" office:value-type="float" office:value="134744" calcext:value-type="float">
            <text:p>134744</text:p>
          </table:table-cell>
          <table:table-cell table:formula="of:=[.H4]+[.C4]" office:value-type="float" office:value="125010.97826087" calcext:value-type="float">
            <text:p>125011</text:p>
          </table:table-cell>
          <table:table-cell table:number-columns-repeated="2"/>
          <table:table-cell office:value-type="string" calcext:value-type="string">
            <text:p>Track vtx cut</text:p>
          </table:table-cell>
          <table:table-cell office:value-type="float" office:value="135830" calcext:value-type="float">
            <text:p>135830</text:p>
          </table:table-cell>
          <table:table-cell table:formula="of:=[.O4]/[.O3]" office:value-type="float" office:value="0.997144304392192" calcext:value-type="float">
            <text:p>0.997144304392192</text:p>
          </table:table-cell>
          <table:table-cell table:formula="of:=[.O4]/[.$O$2]" office:value-type="float" office:value="0.70980654466404" calcext:value-type="float">
            <text:p>0.70980654466404</text:p>
          </table:table-cell>
          <table:table-cell office:value-type="float" office:value="43974" calcext:value-type="float">
            <text:p>43974</text:p>
          </table:table-cell>
          <table:table-cell table:formula="of:=[.R4]/[.R3]" office:value-type="float" office:value="0.999363665287941" calcext:value-type="float">
            <text:p>0.999363665287941</text:p>
          </table:table-cell>
          <table:table-cell table:formula="of:=[.R4]/[.$R$2]" office:value-type="float" office:value="0.93919395143205" calcext:value-type="float">
            <text:p>0.9391939514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MC</text:p>
          </table:table-cell>
          <table:table-cell office:value-type="float" office:value="74827" calcext:value-type="float">
            <text:p>74827</text:p>
          </table:table-cell>
          <table:table-cell office:value-type="float" office:value="51468" calcext:value-type="float">
            <text:p>51468</text:p>
          </table:table-cell>
          <table:table-cell/>
          <table:table-cell office:value-type="float" office:value="79118" calcext:value-type="float">
            <text:p>79118</text:p>
          </table:table-cell>
          <table:table-cell/>
          <table:table-cell table:formula="of:=[.B5]-[.C5]" office:value-type="float" office:value="23359" calcext:value-type="float">
            <text:p>23359</text:p>
          </table:table-cell>
          <table:table-cell table:formula="of:=[.E5]/[.$A$6]*[.$A$3]" office:value-type="float" office:value="17027.5695652174" calcext:value-type="float">
            <text:p>17028</text:p>
          </table:table-cell>
          <table:table-cell/>
          <table:table-cell table:formula="of:=[.B5]" office:value-type="float" office:value="74827" calcext:value-type="float">
            <text:p>74827</text:p>
          </table:table-cell>
          <table:table-cell table:formula="of:=[.H5]+[.C5]" office:value-type="float" office:value="68495.5695652174" calcext:value-type="float">
            <text:p>68496</text:p>
          </table:table-cell>
          <table:table-cell table:number-columns-repeated="2"/>
          <table:table-cell office:value-type="string" calcext:value-type="string">
            <text:p>FV cut</text:p>
          </table:table-cell>
          <table:table-cell office:value-type="float" office:value="79112" calcext:value-type="float">
            <text:p>79112</text:p>
          </table:table-cell>
          <table:table-cell table:formula="of:=[.O5]/[.O4]" office:value-type="float" office:value="0.58243392475889" calcext:value-type="float">
            <text:p>0.58243392475889</text:p>
          </table:table-cell>
          <table:table-cell table:formula="of:=[.O5]/[.$O$2]" office:value-type="float" office:value="0.413415411628223" calcext:value-type="float">
            <text:p>0.413415411628223</text:p>
          </table:table-cell>
          <table:table-cell office:value-type="float" office:value="34891" calcext:value-type="float">
            <text:p>34891</text:p>
          </table:table-cell>
          <table:table-cell table:formula="of:=[.R5]/[.R4]" office:value-type="float" office:value="0.793446127257015" calcext:value-type="float">
            <text:p>0.793446127257015</text:p>
          </table:table-cell>
          <table:table-cell table:formula="of:=[.R5]/[.$R$2]" office:value-type="float" office:value="0.745199803506973" calcext:value-type="float">
            <text:p>0.745199803506973</text:p>
          </table:table-cell>
          <table:table-cell table:number-columns-repeated="2"/>
        </table:table-row>
        <table:table-row table:style-name="ro1">
          <table:table-cell table:style-name="ce1" office:value-type="float" office:value="2.3E+020" calcext:value-type="float">
            <text:p>2.30E+20</text:p>
          </table:table-cell>
          <table:table-cell office:value-type="float" office:value="22059" calcext:value-type="float">
            <text:p>22059</text:p>
          </table:table-cell>
          <table:table-cell office:value-type="float" office:value="12234" calcext:value-type="float">
            <text:p>12234</text:p>
          </table:table-cell>
          <table:table-cell/>
          <table:table-cell office:value-type="float" office:value="40271" calcext:value-type="float">
            <text:p>40271</text:p>
          </table:table-cell>
          <table:table-cell/>
          <table:table-cell table:formula="of:=[.B6]-[.C6]" office:value-type="float" office:value="9825" calcext:value-type="float">
            <text:p>9825</text:p>
          </table:table-cell>
          <table:table-cell table:formula="of:=[.E6]/[.$A$6]*[.$A$3]" office:value-type="float" office:value="8667.01956521739" calcext:value-type="float">
            <text:p>8667</text:p>
          </table:table-cell>
          <table:table-cell/>
          <table:table-cell table:formula="of:=[.B6]" office:value-type="float" office:value="22059" calcext:value-type="float">
            <text:p>22059</text:p>
          </table:table-cell>
          <table:table-cell table:formula="of:=[.H6]+[.C6]" office:value-type="float" office:value="20901.0195652174" calcext:value-type="float">
            <text:p>20901</text:p>
          </table:table-cell>
          <table:table-cell table:number-columns-repeated="2"/>
          <table:table-cell office:value-type="string" calcext:value-type="string">
            <text:p>Flash cut</text:p>
          </table:table-cell>
          <table:table-cell office:value-type="float" office:value="40267" calcext:value-type="float">
            <text:p>40267</text:p>
          </table:table-cell>
          <table:table-cell table:formula="of:=[.O6]/[.O5]" office:value-type="float" office:value="0.508987258570128" calcext:value-type="float">
            <text:p>0.508987258570128</text:p>
          </table:table-cell>
          <table:table-cell table:formula="of:=[.O6]/[.$O$2]" office:value-type="float" office:value="0.21042317701529" calcext:value-type="float">
            <text:p>0.21042317701529</text:p>
          </table:table-cell>
          <table:table-cell office:value-type="float" office:value="25891" calcext:value-type="float">
            <text:p>25891</text:p>
          </table:table-cell>
          <table:table-cell table:formula="of:=[.R6]/[.R5]" office:value-type="float" office:value="0.742053824768565" calcext:value-type="float">
            <text:p>0.742053824768565</text:p>
          </table:table-cell>
          <table:table-cell table:formula="of:=[.R6]/[.$R$2]" office:value-type="float" office:value="0.552978364409133" calcext:value-type="float">
            <text:p>0.552978364409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22" calcext:value-type="float">
            <text:p>10722</text:p>
          </table:table-cell>
          <table:table-cell office:value-type="float" office:value="5283" calcext:value-type="float">
            <text:p>5283</text:p>
          </table:table-cell>
          <table:table-cell/>
          <table:table-cell office:value-type="float" office:value="19393" calcext:value-type="float">
            <text:p>19393</text:p>
          </table:table-cell>
          <table:table-cell/>
          <table:table-cell table:formula="of:=[.B7]-[.C7]" office:value-type="float" office:value="5439" calcext:value-type="float">
            <text:p>5439</text:p>
          </table:table-cell>
          <table:table-cell table:formula="of:=[.E7]/[.$A$6]*[.$A$3]" office:value-type="float" office:value="4173.71086956522" calcext:value-type="float">
            <text:p>4174</text:p>
          </table:table-cell>
          <table:table-cell/>
          <table:table-cell table:formula="of:=[.B7]" office:value-type="float" office:value="10722" calcext:value-type="float">
            <text:p>10722</text:p>
          </table:table-cell>
          <table:table-cell table:formula="of:=[.H7]+[.C7]" office:value-type="float" office:value="9456.71086956522" calcext:value-type="float">
            <text:p>9457</text:p>
          </table:table-cell>
          <table:table-cell table:number-columns-repeated="2"/>
          <table:table-cell office:value-type="string" calcext:value-type="string">
            <text:p>Contained</text:p>
          </table:table-cell>
          <table:table-cell office:value-type="float" office:value="19391" calcext:value-type="float">
            <text:p>19391</text:p>
          </table:table-cell>
          <table:table-cell table:formula="of:=[.O7]/[.O6]" office:value-type="float" office:value="0.481560583107756" calcext:value-type="float">
            <text:p>0.481560583107756</text:p>
          </table:table-cell>
          <table:table-cell table:formula="of:=[.O7]/[.$O$2]" office:value-type="float" office:value="0.10133150782287" calcext:value-type="float">
            <text:p>0.10133150782287</text:p>
          </table:table-cell>
          <table:table-cell office:value-type="float" office:value="11693" calcext:value-type="float">
            <text:p>11693</text:p>
          </table:table-cell>
          <table:table-cell table:formula="of:=[.R7]/[.R6]" office:value-type="float" office:value="0.451624116488355" calcext:value-type="float">
            <text:p>0.451624116488355</text:p>
          </table:table-cell>
          <table:table-cell table:formula="of:=[.R7]/[.$R$2]" office:value-type="float" office:value="0.24973836526345" calcext:value-type="float">
            <text:p>0.24973836526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table:formula="of:=1080*1.23" office:value-type="float" office:value="1328.4" calcext:value-type="float">
            <text:p>1328.4</text:p>
          </table:table-cell>
          <table:table-cell table:formula="of:=SQRT(1080)*1.23" office:value-type="float" office:value="40.4219247438813" calcext:value-type="float">
            <text:p>40.4219247438813</text:p>
          </table:table-cell>
          <table:table-cell office:value-type="float" office:value="6920" calcext:value-type="float">
            <text:p>6920</text:p>
          </table:table-cell>
          <table:table-cell/>
          <table:table-cell table:formula="of:=[.B8]-[.C8]" office:value-type="float" office:value="1884.6" calcext:value-type="float">
            <text:p>1884.6</text:p>
          </table:table-cell>
          <table:table-cell table:formula="of:=[.E8]/[.$A$6]*[.$A$3]" office:value-type="float" office:value="1489.30434782609" calcext:value-type="float">
            <text:p>1489</text:p>
          </table:table-cell>
          <table:table-cell/>
          <table:table-cell table:formula="of:=[.B8]" office:value-type="float" office:value="3213" calcext:value-type="float">
            <text:p>3213</text:p>
          </table:table-cell>
          <table:table-cell table:formula="of:=[.H8]+[.C8]" office:value-type="float" office:value="2817.70434782609" calcext:value-type="float">
            <text:p>2818</text:p>
          </table:table-cell>
          <table:table-cell table:number-columns-repeated="2"/>
          <table:table-cell office:value-type="string" calcext:value-type="string">
            <text:p>Range cut</text:p>
          </table:table-cell>
          <table:table-cell office:value-type="float" office:value="6920" calcext:value-type="float">
            <text:p>6920</text:p>
          </table:table-cell>
          <table:table-cell table:formula="of:=[.O8]/[.O7]" office:value-type="float" office:value="0.356866587592182" calcext:value-type="float">
            <text:p>0.356866587592182</text:p>
          </table:table-cell>
          <table:table-cell table:formula="of:=[.O8]/[.$O$2]" office:value-type="float" office:value="0.036161829412318" calcext:value-type="float">
            <text:p>0.036161829412318</text:p>
          </table:table-cell>
          <table:table-cell office:value-type="float" office:value="5780" calcext:value-type="float">
            <text:p>5780</text:p>
          </table:table-cell>
          <table:table-cell table:formula="of:=[.R8]/[.R7]" office:value-type="float" office:value="0.49431283673993" calcext:value-type="float">
            <text:p>0.49431283673993</text:p>
          </table:table-cell>
          <table:table-cell table:formula="of:=[.R8]/[.$R$2]" office:value-type="float" office:value="0.123448879776169" calcext:value-type="float">
            <text:p>0.123448879776169</text:p>
          </table:table-cell>
          <table:table-cell office:value-type="float" office:value="5589" calcext:value-type="float">
            <text:p>5589</text:p>
          </table:table-cell>
          <table:table-cell/>
        </table:table-row>
        <table:table-row table:style-name="ro1">
          <table:table-cell office:value-type="string" calcext:value-type="string">
            <text:p>POT MA</text:p>
          </table:table-cell>
          <table:table-cell table:number-columns-repeated="21"/>
        </table:table-row>
        <table:table-row table:style-name="ro1">
          <table:table-cell table:style-name="ce1" office:value-type="float" office:value="2E+020" calcext:value-type="float">
            <text:p>2.00E+20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6864" calcext:value-type="float">
            <text:p>6864</text:p>
          </table:table-cell>
          <table:table-cell table:number-columns-repeated="2"/>
          <table:table-cell table:formula="of:=[.E10]/[.$A$10]*[.$A$3]" office:value-type="float" office:value="1698.84" calcext:value-type="float">
            <text:p>1699</text:p>
          </table:table-cell>
          <table:table-cell table:number-columns-repeated="2"/>
          <table:table-cell table:formula="of:=[.H10]+[.$C$8]" office:value-type="float" office:value="3027.24" calcext:value-type="float">
            <text:p>3027</text:p>
          </table:table-cell>
          <table:table-cell table:number-columns-repeated="2"/>
          <table:table-cell office:value-type="string" calcext:value-type="string">
            <text:p>4.56e-19 POT</text:p>
          </table:table-cell>
          <table:table-cell table:formula="of:=[.O8]*[.A3]/[.A6]" office:value-type="float" office:value="1489.30434782609" calcext:value-type="float">
            <text:p>1489.30434782609</text:p>
          </table:table-cell>
          <table:table-cell table:formula="of:=SQRT([.O8])*[.A3]/[.A6]" office:value-type="float" office:value="17.903189564917" calcext:value-type="float">
            <text:p>17.903189564917</text:p>
          </table:table-cell>
          <table:table-cell table:number-columns-repeated="4"/>
          <table:table-cell table:formula="of:=[.U8]*[.A3]/[.A6]" office:value-type="float" office:value="1202.85" calcext:value-type="float">
            <text:p>1202.85</text:p>
          </table:table-cell>
          <table:table-cell table:formula="of:=SQRT([.U8])*[.A3]/[.A6]" office:value-type="float" office:value="16.0895692649131" calcext:value-type="float">
            <text:p>16.089569264913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EC</text:p>
          </table:table-cell>
          <table:table-cell office:value-type="float" office:value="7881" calcext:value-type="float">
            <text:p>7881</text:p>
          </table:table-cell>
          <table:table-cell table:number-columns-repeated="2"/>
          <table:table-cell table:formula="of:=[.E11]/[.$A$13]*[.$A$3]" office:value-type="float" office:value="1875.52644230769" calcext:value-type="float">
            <text:p>1876</text:p>
          </table:table-cell>
          <table:table-cell table:number-columns-repeated="2"/>
          <table:table-cell table:formula="of:=[.H11]+[.$C$8]" office:value-type="float" office:value="3203.92644230769" calcext:value-type="float">
            <text:p>3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 MEC</text:p>
          </table:table-cell>
          <table:table-cell office:value-type="float" office:value="43928" calcext:value-type="float">
            <text:p>43928</text:p>
          </table:table-cell>
          <table:table-cell/>
          <table:table-cell office:value-type="string" calcext:value-type="string">
            <text:p>TEM</text:p>
          </table:table-cell>
          <table:table-cell office:value-type="float" office:value="7747" calcext:value-type="float">
            <text:p>7747</text:p>
          </table:table-cell>
          <table:table-cell table:number-columns-repeated="2"/>
          <table:table-cell table:formula="of:=[.E12]/[.$A$16]*[.$A$3]" office:value-type="float" office:value="1652.91594827586" calcext:value-type="float">
            <text:p>1653</text:p>
          </table:table-cell>
          <table:table-cell table:number-columns-repeated="2"/>
          <table:table-cell table:formula="of:=[.H12]+[.$C$8]" office:value-type="float" office:value="2981.31594827586" calcext:value-type="float">
            <text:p>2981</text:p>
          </table:table-cell>
          <table:table-cell table:number-columns-repeated="2"/>
          <table:table-cell office:value-type="string" calcext:value-type="string">
            <text:p>Efficiency</text:p>
          </table:table-cell>
          <table:table-cell table:formula="of:=[.U8]/[.U2]" office:value-type="float" office:value="0.12347015419962" calcext:value-type="float">
            <text:p>0.12347015419962</text:p>
          </table:table-cell>
          <table:table-cell table:formula="of:=SQRT(1/[.U2]+1/[.U8])" office:value-type="float" office:value="0.0141779589625398" calcext:value-type="float">
            <text:p>0.01417795896254</text:p>
          </table:table-cell>
          <table:table-cell table:number-columns-repeated="6"/>
        </table:table-row>
        <table:table-row table:style-name="ro1">
          <table:table-cell table:style-name="ce1" office:value-type="float" office:value="2.08E+020" calcext:value-type="float">
            <text:p>2.08E+20</text:p>
          </table:table-cell>
          <table:table-cell table:number-columns-repeated="12"/>
          <table:table-cell office:value-type="string" calcext:value-type="string">
            <text:p>Purity</text:p>
          </table:table-cell>
          <table:table-cell table:formula="of:=[.U10]/([.O10]+[.C8])" office:value-type="float" office:value="0.426890067770248" calcext:value-type="float">
            <text:p>0.426890067770248</text:p>
          </table:table-cell>
          <table:table-cell table:formula="of:=SQRT(([.U10]/([.O10]+[.C8])^2*[.P10])^2+([.U10]/([.O10]+[.C8])^2*[.D8])^2+([.V10]/([.O10]+[.C8]))^2)" office:value-type="float" office:value="0.0088015256669721" calcext:value-type="float">
            <text:p>0.00880152566697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T TEM</text:p>
          </table:table-cell>
          <table:table-cell/>
          <table:table-cell office:value-type="string" calcext:value-type="string">
            <text:p>BGR</text:p>
          </table:table-cell>
          <table:table-cell office:value-type="string" calcext:value-type="string">
            <text:p>B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[.E15]/[.$A$16]*[.$A$3]" office:value-type="float" office:value="283.984913793103" calcext:value-type="float">
            <text:p>284</text:p>
          </table:table-cell>
          <table:table-cell table:number-columns-repeated="14"/>
        </table:table-row>
        <table:table-row table:style-name="ro1">
          <table:table-cell table:style-name="ce1" office:value-type="float" office:value="2.32E+020" calcext:value-type="float">
            <text:p>2.32E+20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479" calcext:value-type="float">
            <text:p>147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MEC</text:p>
          </table:table-cell>
          <table:table-cell office:value-type="float" office:value="1550" calcext:value-type="float">
            <text:p>15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EM</text:p>
          </table:table-cell>
          <table:table-cell office:value-type="float" office:value="1458" calcext:value-type="float">
            <text:p>1458</text:p>
          </table:table-cell>
          <table:table-cell table:number-columns-repeated="17"/>
        </table:table-row>
        <table:table-row table:style-name="ro1" table:number-rows-repeated="104855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3:23:28.839734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21:26:55.724888429</meta:creation-date>
    <dc:date>2022-03-01T01:03:05.806606231</dc:date>
    <meta:editing-duration>PT5H28M42S</meta:editing-duration>
    <meta:editing-cycles>19</meta:editing-cycles>
    <meta:generator>LibreOffice/6.0.7.3$Linux_X86_64 LibreOffice_project/00m0$Build-3</meta:generator>
    <meta:document-statistic meta:table-count="1" meta:cell-count="157" meta:object-count="0"/>
  </office:meta>
</office:document-meta>
</file>